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paragraph-rsid="000e3c00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paragraph-rsid="000fe56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0e3c00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fe56a" style:font-size-asian="12pt" style:font-size-complex="12pt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paragraph-properties fo:text-align="start" style:justify-single-word="false"/>
      <style:text-properties fo:font-size="12pt" officeooo:paragraph-rsid="000e3c00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paragraph-rsid="000fe56a" style:font-size-asian="12pt" style:font-size-complex="12pt"/>
    </style:style>
    <style:style style:name="P9" style:family="paragraph" style:parent-style-name="Text_20_body" style:list-style-name="L7">
      <style:text-properties officeooo:paragraph-rsid="000fe56a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0">
      <style:text-properties officeooo:paragraph-rsid="0012ca20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0e3c00"/>
    </style:style>
    <style:style style:name="T2" style:family="text">
      <style:text-properties fo:font-size="16pt" officeooo:rsid="000e3c00" style:font-size-asian="14pt" style:font-size-complex="16pt"/>
    </style:style>
    <style:style style:name="T3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wift配置文件</text:span></text:p>
      <text:p text:style-name="P3"><text:span text:style-name="T2">一.</text:span><text:span text:style-name="T1">Attributes</text:span></text:p>
      <text:p text:style-name="P7"><text:span text:style-name="T1"><text:tab/><text:tab/>node[:swift][:authmode] - "swauth" or "keystone" (default "swauth")</text:span></text:p>
      <text:p text:style-name="P7"><text:span text:style-name="T1"><text:tab/>默认的授权认证方式。</text:span></text:p>
      <text:list xml:id="list4425794254191935238" text:style-name="L2">
        <text:list-item>
          <text:p text:style-name="P5">node[:swift][:swift_hash] - s<text:span text:style-name="T3">wift_hash_path_suffix </text:span>in /etc/swift/swift.conf</text:p>
        </text:list-item>
      </text:list>
      <text:list xml:id="list4991122843407858368" text:style-name="L3">
        <text:list-item>
          <text:p text:style-name="P6">node[:swift][:audit_hour] - <text:span text:style-name="T3">Hour to run swift_auditor on storage nodes (default 5)</text:span></text:p>
        </text:list-item>
      </text:list>
      <text:p text:style-name="P2">node[:swift][:disk_enum_expr] - </text:p>
      <text:p text:style-name="P4">Eval-able expression that lists candidate disk nodes for disk probing. The result shoule be a hash with keys being the device name (without the leading "/dev/") and a hash block of any extra info associated with the device. For example: { "sdc" =&gt; { "model": "Hitachi 7K3000" }}. Largely, though, if you are going to make a list of valid devices, you probably know all the valid devices, and don't need to pass any metadata about them, so { "sdc" =&gt; {}} is probably enough. Example expression: Hash[('a'..'f').collect{|x| [ "sd{x}", {} ]}]</text:p>
      <text:p text:style-name="P4"><text:tab/>例如候选磁盘的表达式</text:p>
      <text:p text:style-name="P4"/>
      <text:p text:style-name="P8">node[:swift][:disk_test_filter] </text:p>
      <text:p text:style-name="P8"><text:tab/>- an array of expressions that must all be true in order a block deviced to be considered for formatting and inclusion in the cluster. Each rule gets evaluated with "candidate" set to the device name (without the leading "/dev/") and info set to the node hash value. Default rules:</text:p>
      <text:list xml:id="list7023788824157420823" text:style-name="L7">
        <text:list-item>
          <text:list>
            <text:list-item>
              <text:p text:style-name="P15">"candidate =~ /sd[^a]/ or candidate =~ /hd[^a]/ or candidate =~ /vd[^a]/" </text:p>
            </text:list-item>
            <text:list-item>
              <text:p text:style-name="P15">"File.exists?('/dev/ + candidate)" </text:p>
            </text:list-item>
            <text:list-item>
              <text:p text:style-name="P15">"not system('/sbin/sfdisk -V /dev/' + candidate + '&gt;/dev/null 2&gt;&amp;2')" </text:p>
            </text:list-item>
            <text:list-item>
              <text:p text:style-name="P15">"info['removable'] = 0" ]) </text:p>
            </text:list-item>
          </text:list>
        </text:list-item>
      </text:list>
      <text:p text:style-name="P14"/>
      <text:list xml:id="list584577630" text:continue-numbering="true" text:style-name="L7">
        <text:list-item>
          <text:p text:style-name="P9">node[:swift][:expected_disks] </text:p>
          <text:p text:style-name="P9"><text:s/>an array of device names that the operator expecs to be identified by the previous two values. This acts as a second-check on discovered disks. If this array doesn't match the found disks, then chef processing will be stopped. Example: ("b".."f").collect{|x| "sd#{x}"}. Default: none.</text:p>
        </text:list-item>
        <text:list-item>
          <text:p text:style-name="P9">一组设备的名字，操作者预先使用当前两个值定义。这个充当第二次检查发现的磁盘。</text:p>
        </text:list-item>
      </text:list>
      <text:p text:style-name="Text_20_body">There are other attributes that must be set depending on authmode. For "swauth", the following attributes are used:</text:p>
      <text:list xml:id="list5181433472919564769" text:style-name="L8">
        <text:list-item>
          <text:p text:style-name="P10">node[:swift][:authkey] - swauth "swauthkey" if using swauth </text:p>
        </text:list-item>
      </text:list>
      <text:p text:style-name="Text_20_body">For "keystone", the following attributes are used:</text:p>
      <text:list xml:id="list1959616100854186670" text:style-name="L9">
        <text:list-item>
          <text:p text:style-name="P11">[:keystone][:admin_port]--端口</text:p>
        </text:list-item>
        <text:list-item>
          <text:p text:style-name="P11">[:keystone][:admin_token] --admin——take</text:p>
        </text:list-item>
        <text:list-item>
          <text:p text:style-name="P11">[:keystone][:admin_user]-admin用户名</text:p>
        </text:list-item>
      </text:list>
      <text:p text:style-name="Text_20_body">In addition, there are some attributes used by osops-utils to find interfaces on particular devices.</text:p>
      <text:list xml:id="list621745818720457873" text:style-name="L10">
        <text:list-item>
          <text:p text:style-name="P12">node[:osops_networks][:swift] - CIDR of the storage network (what address to bind storage nodes to, what ip address to use in rings, etc) 存储节点网络</text:p>
        </text:list-item>
        <text:list-item>
          <text:p text:style-name="P13">node[:osops_networks][:public] - CIDR of the network that that the proxy listens to, or the load balancer for proxies listens on proxy listens to</text:p>
        </text:list-item>
      </text:list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Devanagar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6-21T12:17:24</meta:creation-date>
    <dc:date>2013-06-21T12:30:56</dc:date>
    <dc:creator>luyuzhe </dc:creator>
    <meta:editing-duration>PT12M36S</meta:editing-duration>
    <meta:editing-cycles>7</meta:editing-cycles>
    <meta:generator>LibreOffice/4.0.3.3$Linux_X86_64 LibreOffice_project/0eaa50a932c8f2199a615e1eb30f7ac74279539</meta:generator>
    <meta:document-statistic meta:table-count="0" meta:image-count="0" meta:object-count="0" meta:page-count="2" meta:paragraph-count="27" meta:word-count="429" meta:character-count="2442" meta:non-whitespace-character-count="2113"/>
  </office:meta>
</office:document-meta>
</file>